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fo:margin-left="-0.118cm" fo:margin-top="0cm" fo:margin-bottom="0cm" table:align="left" style:writing-mode="lr-tb"/>
    </style:style>
    <style:style style:name="Таблица1.A" style:family="table-column">
      <style:table-column-properties style:column-width="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A4" style:family="table-cell">
      <style:table-cell-properties fo:padding-left="0.159cm" fo:padding-right="0.15cm" fo:padding-top="0.101cm" fo:padding-bottom="0.101cm" fo:border="0.5pt solid #000000"/>
    </style:style>
    <style:style style:name="Таблица2" style:family="table">
      <style:table-properties style:width="18.653cm" fo:margin-left="-0.199cm" fo:margin-top="0cm" fo:margin-bottom="0cm" table:align="left" style:writing-mode="lr-tb"/>
    </style:style>
    <style:style style:name="Таблица2.A" style:family="table-column">
      <style:table-column-properties style:column-width="4.662cm"/>
    </style:style>
    <style:style style:name="Таблица2.B" style:family="table-column">
      <style:table-column-properties style:column-width="4.6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4f81bd" fo:padding-left="0.199cm" fo:padding-right="0.191cm" fo:padding-top="0cm" fo:padding-bottom="0cm" fo:border="0.5pt solid #4f81bd">
        <style:background-image/>
      </style:table-cell-properties>
    </style:style>
    <style:style style:name="Таблица2.A2" style:family="table-cell">
      <style:table-cell-properties fo:background-color="#dbe5f1" fo:padding-left="0.199cm" fo:padding-right="0.191cm" fo:padding-top="0cm" fo:padding-bottom="0cm" fo:border="0.5pt solid #95b3d7">
        <style:background-image/>
      </style:table-cell-properties>
    </style:style>
    <style:style style:name="Таблица2.A3" style:family="table-cell">
      <style:table-cell-properties fo:padding-left="0.199cm" fo:padding-right="0.191cm" fo:padding-top="0cm" fo:padding-bottom="0cm" fo:border="0.5pt solid #95b3d7"/>
    </style:style>
    <style:style style:name="Таблица2.B3" style:family="table-cell">
      <style:table-cell-properties fo:padding-left="0.199cm" fo:padding-right="0.191cm" fo:padding-top="0cm" fo:padding-bottom="0cm" fo:border="0.5pt solid #95b3d7"/>
    </style:style>
    <style:style style:name="Таблица2.C3" style:family="table-cell">
      <style:table-cell-properties fo:padding-left="0.199cm" fo:padding-right="0.191cm" fo:padding-top="0cm" fo:padding-bottom="0cm" fo:border="0.5pt solid #95b3d7"/>
    </style:style>
    <style:style style:name="Таблица2.D3" style:family="table-cell">
      <style:table-cell-properties fo:padding-left="0.199cm" fo:padding-right="0.191cm" fo:padding-top="0cm" fo:padding-bottom="0cm" fo:border="0.5pt solid #95b3d7"/>
    </style:style>
    <style:style style:name="Таблица2.A5" style:family="table-cell">
      <style:table-cell-properties fo:padding-left="0.199cm" fo:padding-right="0.191cm" fo:padding-top="0cm" fo:padding-bottom="0cm" fo:border="0.5pt solid #95b3d7"/>
    </style:style>
    <style:style style:name="Таблица2.B5" style:family="table-cell">
      <style:table-cell-properties fo:padding-left="0.199cm" fo:padding-right="0.191cm" fo:padding-top="0cm" fo:padding-bottom="0cm" fo:border="0.5pt solid #95b3d7"/>
    </style:style>
    <style:style style:name="Таблица2.C5" style:family="table-cell">
      <style:table-cell-properties fo:padding-left="0.199cm" fo:padding-right="0.191cm" fo:padding-top="0cm" fo:padding-bottom="0cm" fo:border="0.5pt solid #95b3d7"/>
    </style:style>
    <style:style style:name="Таблица2.D5" style:family="table-cell">
      <style:table-cell-properties fo:padding-left="0.199cm" fo:padding-right="0.191cm" fo:padding-top="0cm" fo:padding-bottom="0cm" fo:border="0.5pt solid #95b3d7"/>
    </style:style>
    <style:style style:name="Таблица3" style:family="table">
      <style:table-properties style:width="18cm" fo:margin-left="-0.118cm" fo:margin-top="0cm" fo:margin-bottom="0cm" table:align="left" style:writing-mode="lr-tb"/>
    </style:style>
    <style:style style:name="Таблица3.A" style:family="table-column">
      <style:table-column-properties style:column-width="11.998cm"/>
    </style:style>
    <style:style style:name="Таблица3.B" style:family="table-column">
      <style:table-column-properties style:column-width="6.00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A2" style:family="table-cell">
      <style:table-cell-properties fo:padding-left="0.159cm" fo:padding-right="0.15cm" fo:padding-top="0.101cm" fo:padding-bottom="0.101cm" fo:border="0.5pt solid #000000"/>
    </style:style>
    <style:style style:name="Таблица3.B2" style:family="table-cell">
      <style:table-cell-properties fo:padding-left="0.159cm" fo:padding-right="0.15cm" fo:padding-top="0.101cm" fo:padding-bottom="0.101cm" fo:border="0.5pt solid #000000"/>
    </style:style>
    <style:style style:name="Таблица4" style:family="table">
      <style:table-properties style:width="18cm" fo:margin-left="-0.118cm" fo:margin-top="0cm" fo:margin-bottom="0cm" table:align="left" style:writing-mode="lr-tb"/>
    </style:style>
    <style:style style:name="Таблица4.A" style:family="table-column">
      <style:table-column-properties style:column-width="11.998cm"/>
    </style:style>
    <style:style style:name="Таблица4.B" style:family="table-column">
      <style:table-column-properties style:column-width="6.00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4.A2" style:family="table-cell">
      <style:table-cell-properties fo:padding-left="0.159cm" fo:padding-right="0.15cm" fo:padding-top="0.101cm" fo:padding-bottom="0.101cm" fo:border="0.5pt solid #000000"/>
    </style:style>
    <style:style style:name="Таблица4.B2" style:family="table-cell">
      <style:table-cell-properties fo:padding-left="0.159cm" fo:padding-right="0.15cm" fo:padding-top="0.101cm" fo:padding-bottom="0.101cm" fo:border="0.5pt solid #000000"/>
    </style:style>
    <style:style style:name="P1" style:family="paragraph" style:parent-style-name="Standard">
      <style:paragraph-properties fo:margin-top="0.141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2" style:family="paragraph" style:parent-style-name="Standard">
      <style:paragraph-properties fo:margin-top="0.141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.141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.141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.141cm" fo:margin-bottom="0cm" loext:contextual-spacing="false" fo:line-height="100%" fo:text-align="center" style:justify-single-word="false"/>
    </style:style>
    <style:style style:name="P6" style:family="paragraph" style:parent-style-name="Heading_20_2" style:list-style-name="WWNum11"/>
    <style:style style:name="P7" style:family="paragraph" style:parent-style-name="Heading_20_2" style:list-style-name="WWNum11">
      <style:paragraph-properties fo:margin-left="0.751cm" fo:margin-right="0cm" fo:text-indent="-0.751cm" style:auto-text-indent="false"/>
    </style:style>
    <style:style style:name="P8" style:family="paragraph" style:parent-style-name="Heading_20_2" style:list-style-name="">
      <style:paragraph-properties fo:margin-left="0.751cm" fo:margin-right="0cm" fo:text-indent="0cm" style:auto-text-indent="false"/>
    </style:style>
    <style:style style:name="P9" style:family="paragraph" style:parent-style-name="Heading_20_1" style:master-page-name="Standard">
      <style:paragraph-properties fo:text-align="center" style:justify-single-word="false" style:page-number="auto"/>
    </style:style>
    <style:style style:name="P10" style:family="paragraph" style:parent-style-name="Code" style:list-style-name="WWNum42"/>
    <style:style style:name="P11" style:family="paragraph" style:parent-style-name="Code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Code">
      <style:paragraph-properties fo:margin-top="0.141cm" fo:margin-bottom="0cm" loext:contextual-spacing="false" fo:line-height="100%"/>
    </style:style>
    <style:style style:name="P13" style:family="paragraph" style:parent-style-name="Code">
      <style:paragraph-properties fo:margin-top="0.141cm" fo:margin-bottom="0cm" loext:contextual-spacing="false" fo:line-height="100%"/>
      <style:text-properties fo:language="bg" fo:country="BG"/>
    </style:style>
    <style:style style:name="P14" style:family="paragraph" style:parent-style-name="Header">
      <style:paragraph-properties fo:margin-left="0cm" fo:margin-right="0cm" fo:text-indent="-2cm" style:auto-text-indent="false"/>
    </style:style>
    <style:style style:name="P15" style:family="paragraph" style:parent-style-name="Frame_20_contents">
      <style:paragraph-properties fo:margin-top="0cm" fo:margin-bottom="0cm" loext:contextual-spacing="false" fo:line-height="100%"/>
    </style:style>
    <style:style style:name="P16" style:family="paragraph" style:parent-style-name="Frame_20_contents">
      <style:paragraph-properties fo:margin-top="0.071cm" fo:margin-bottom="0.176cm" loext:contextual-spacing="false" fo:line-height="100%"/>
    </style:style>
    <style:style style:name="P17" style:family="paragraph" style:parent-style-name="Frame_20_contents">
      <style:paragraph-properties fo:margin-left="1cm" fo:margin-right="0cm" fo:line-height="100%" fo:text-indent="0.501cm" style:auto-text-indent="false"/>
    </style:style>
    <style:style style:name="P18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P19" style:family="paragraph">
      <loext:graphic-properties draw:fill="solid" draw:fill-color="#ffffff"/>
      <style:paragraph-properties fo:text-align="center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normal" style:font-weight-asian="normal"/>
    </style:style>
    <style:style style:name="T3" style:family="text">
      <style:text-properties fo:color="#3333cc" style:text-underline-style="solid" style:text-underline-width="auto" style:text-underline-color="font-color"/>
    </style:style>
    <style:style style:name="T4" style:family="text">
      <style:text-properties style:font-name="Consolas"/>
    </style:style>
    <style:style style:name="T5" style:family="text">
      <style:text-properties style:font-name="Consolas" fo:language="bg" fo:country="BG" fo:font-weight="bold" style:font-weight-asian="bold"/>
    </style:style>
    <style:style style:name="T6" style:family="text">
      <style:text-properties style:font-name="Consolas" fo:font-weight="bold" style:font-weight-asian="bold"/>
    </style:style>
    <style:style style:name="T7" style:family="text">
      <style:text-properties fo:font-weight="normal" style:font-weight-asian="normal"/>
    </style:style>
    <style:style style:name="T8" style:family="text">
      <style:text-properties fo:font-size="8.5pt" style:font-size-asian="8.5pt" style:font-size-complex="8.5pt"/>
    </style:style>
    <style:style style:name="T9" style:family="text">
      <style:text-properties fo:color="#0882de" fo:font-size="8.5pt" style:font-size-asian="8.5pt" style:font-size-complex="8.5pt"/>
    </style:style>
    <style:style style:name="T10" style:family="text">
      <style:text-properties fo:font-size="9pt" fo:language="bg" fo:country="BG" style:font-size-asian="9pt" style:font-size-complex="9pt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Lab: Classes</text:h>
      <text:p text:style-name="Standard">Problems for in-class lab for the <text:a xlink:type="simple" xlink:href="https://softuni.bg/courses/js-advanced" text:style-name="ListLabel_20_75" text:visited-style-name="ListLabel_20_75"><text:span text:style-name="Internet_20_link">"JavaScript Advanced" course @ SoftUni</text:span></text:a>. Submit your solutions in the SoftUni judge system at <text:bookmark-start text:name="_GoBack"/><text:span text:style-name="T3">https://judge.softuni.bg/Contests/2768/Classes-Lab</text:span><text:bookmark-end text:name="_GoBack"/>.</text:p>
      <text:list xml:id="list1398078276" text:style-name="WWNum11">
        <text:list-item>
          <text:h text:style-name="P6" text:outline-level="1">Person</text:h>
        </text:list-item>
      </text:list>
      <text:p text:style-name="Standard">Write a <text:span text:style-name="Strong">class</text:span> that represents a personal record. It has the following properties, all set from the constructor:</text:p>
      <text:list xml:id="list1849353679" text:style-name="WWNum42">
        <text:list-item>
          <text:p text:style-name="P10">firstName</text:p>
        </text:list-item>
        <text:list-item>
          <text:p text:style-name="P10">lastName</text:p>
        </text:list-item>
        <text:list-item>
          <text:p text:style-name="P10">age</text:p>
        </text:list-item>
        <text:list-item>
          <text:p text:style-name="P10">email</text:p>
        </text:list-item>
      </text:list>
      <text:p text:style-name="Standard">And a method <text:span text:style-name="Code_20_Char">toString()</text:span>, which prints a summary of the information. See the example for formatting details.</text:p>
      <text:h text:style-name="Heading_20_3" text:outline-level="3">Input</text:h>
      <text:p text:style-name="Standard">The constructor function will receive valid parameters.</text:p>
      <text:h text:style-name="Heading_20_3" text:outline-level="3">Output</text:h>
      <text:p text:style-name="Standard">The <text:span text:style-name="Code_20_Char">toString()</text:span>method should <text:span text:style-name="Strong">return</text:span> a string in the following format:</text:p>
      <text:p text:style-name="Standard"><text:span text:style-name="T5">"{</text:span><text:span text:style-name="T6">firstName</text:span><text:span text:style-name="T5">} {</text:span><text:span text:style-name="T6">lastName</text:span><text:span text:style-name="T5">} (</text:span><text:span text:style-name="T6">age</text:span><text:span text:style-name="T5">: {</text:span><text:span text:style-name="T6">age</text:span><text:span text:style-name="T5">}, </text:span><text:span text:style-name="T6">email</text:span><text:span text:style-name="T5">: {</text:span><text:span text:style-name="T6">email</text:span><text:span text:style-name="T5">})"</text:span></text:p>
      <text:p text:style-name="Standard">Submit the class definition as is, <text:span text:style-name="Strong">without</text:span> wrapping it in any function.</text:p>
      <text:h text:style-name="Heading_20_3" text:outline-level="3">Example</text:h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1">Sample Input</text:p>
          </table:table-cell>
        </table:table-row>
        <table:table-row table:style-name="Таблица1.1">
          <table:table-cell table:style-name="Таблица1.A2" office:value-type="string">
            <text:p text:style-name="P12"><text:span text:style-name="T7">let person = new Person('Anna', 'Simpson', 22, 'anna@yahoo.com');</text:span></text:p>
            <text:p text:style-name="P12"><text:span text:style-name="T7">console.log(person.toString());</text:span></text:p>
          </table:table-cell>
        </table:table-row>
        <table:table-row table:style-name="Таблица1.1">
          <table:table-cell table:style-name="Таблица1.A1" office:value-type="string">
            <text:p text:style-name="P11">Output</text:p>
          </table:table-cell>
        </table:table-row>
        <table:table-row table:style-name="Таблица1.1">
          <table:table-cell table:style-name="Таблица1.A4" office:value-type="string">
            <text:p text:style-name="P12"><text:span text:style-name="T7">Anna Simpson (age: 22, email: anna@yahoo.com)</text:span></text:p>
          </table:table-cell>
        </table:table-row>
      </table:table>
      <text:list xml:id="list130356223161794" text:continue-list="list1398078276" text:style-name="WWNum11">
        <text:list-item>
          <text:h text:style-name="P6" text:outline-level="1">Get Persons</text:h>
        </text:list-item>
      </text:list>
      <text:p text:style-name="Standard">Write a function that returns an array of <text:span text:style-name="T6">Person</text:span> objects. Use the class from the previous task, create the following instances, and return them in an array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First Name</text:p>
          </table:table-cell>
          <table:table-cell table:style-name="Таблица2.A1" office:value-type="string">
            <text:p text:style-name="P1">Last Name</text:p>
          </table:table-cell>
          <table:table-cell table:style-name="Таблица2.A1" office:value-type="string">
            <text:p text:style-name="P1">Age</text:p>
          </table:table-cell>
          <table:table-cell table:style-name="Таблица2.A1" office:value-type="string">
            <text:p text:style-name="P1">Email</text:p>
          </table:table-cell>
        </table:table-row>
        <table:table-row table:style-name="Таблица2.1">
          <table:table-cell table:style-name="Таблица2.A2" office:value-type="string">
            <text:p text:style-name="P3">Anna</text:p>
          </table:table-cell>
          <table:table-cell table:style-name="Таблица2.A2" office:value-type="string">
            <text:p text:style-name="P4">Simpson</text:p>
          </table:table-cell>
          <table:table-cell table:style-name="Таблица2.A2" office:value-type="string">
            <text:p text:style-name="P4">22</text:p>
          </table:table-cell>
          <table:table-cell table:style-name="Таблица2.A2" office:value-type="string">
            <text:p text:style-name="P4">anna@yahoo.com</text:p>
          </table:table-cell>
        </table:table-row>
        <table:table-row table:style-name="Таблица2.1">
          <table:table-cell table:style-name="Таблица2.A3" office:value-type="string">
            <text:p text:style-name="P3">SoftUni</text:p>
          </table:table-cell>
          <table:table-cell table:style-name="Таблица2.B3" office:value-type="string">
            <text:p text:style-name="P4"/>
          </table:table-cell>
          <table:table-cell table:style-name="Таблица2.C3" office:value-type="string">
            <text:p text:style-name="P4"/>
          </table:table-cell>
          <table:table-cell table:style-name="Таблица2.D3" office:value-type="string">
            <text:p text:style-name="P4"/>
          </table:table-cell>
        </table:table-row>
        <table:table-row table:style-name="Таблица2.1">
          <table:table-cell table:style-name="Таблица2.A2" office:value-type="string">
            <text:p text:style-name="P3">Stephan</text:p>
          </table:table-cell>
          <table:table-cell table:style-name="Таблица2.A2" office:value-type="string">
            <text:p text:style-name="P4">Johnson</text:p>
          </table:table-cell>
          <table:table-cell table:style-name="Таблица2.A2" office:value-type="string">
            <text:p text:style-name="P4">25</text:p>
          </table:table-cell>
          <table:table-cell table:style-name="Таблица2.A2" office:value-type="string">
            <text:p text:style-name="P4"/>
          </table:table-cell>
        </table:table-row>
        <table:table-row table:style-name="Таблица2.1">
          <table:table-cell table:style-name="Таблица2.A5" office:value-type="string">
            <text:p text:style-name="P3">Gabriel</text:p>
          </table:table-cell>
          <table:table-cell table:style-name="Таблица2.B5" office:value-type="string">
            <text:p text:style-name="P4">Peterson</text:p>
          </table:table-cell>
          <table:table-cell table:style-name="Таблица2.C5" office:value-type="string">
            <text:p text:style-name="P4">24</text:p>
          </table:table-cell>
          <table:table-cell table:style-name="Таблица2.D5" office:value-type="string">
            <text:p text:style-name="P4">g.p@gmail.com</text:p>
          </table:table-cell>
        </table:table-row>
      </table:table>
      <text:p text:style-name="Standard">For any empty cells, do not supply a parameter (call the constructor with less parameters).</text:p>
      <text:h text:style-name="Heading_20_3" text:outline-level="3"><text:soft-page-break/>Input / Output</text:h>
      <text:p text:style-name="Standard">There will be <text:span text:style-name="Strong">no input</text:span>, the data is static and matches the table above. As <text:span text:style-name="Strong">output</text:span>, <text:span text:style-name="Strong">return an array</text:span> with <text:span text:style-name="T6">Person</text:span> <text:span text:style-name="Strong">instances</text:span>.</text:p>
      <text:p text:style-name="Standard">Submit a function that returns the required output.</text:p>
      <text:list xml:id="list130357741123945" text:continue-numbering="true" text:style-name="WWNum11">
        <text:list-item>
          <text:h text:style-name="P6" text:outline-level="1">Circle</text:h>
        </text:list-item>
      </text:list>
      <text:p text:style-name="Standard">Write a <text:span text:style-name="Strong">class</text:span> that represents a <text:span text:style-name="Strong"><text:span text:style-name="T4">Circle</text:span></text:span>. It has only one data property - it’s <text:span text:style-name="Strong"><text:span text:style-name="T4">radius</text:span></text:span>, and it is set trough the <text:span text:style-name="Strong">constructor</text:span>. The class needs to have <text:span text:style-name="Strong"><text:span text:style-name="T4">getter</text:span></text:span> and <text:span text:style-name="Strong"><text:span text:style-name="T4">setter</text:span></text:span> methods for its <text:span text:style-name="Strong"><text:span text:style-name="T4">diameter</text:span></text:span> - the setter needs to calculate the radius and change it and the getter needs to use the radius to calculate the diameter and return it.</text:p>
      <text:p text:style-name="Standard">The circle also has a getter <text:span text:style-name="Code_20_Char">area()</text:span>, which calculates and <text:span text:style-name="Strong">returns</text:span> its area.</text:p>
      <text:h text:style-name="Heading_20_3" text:outline-level="3">Input</text:h>
      <text:p text:style-name="Standard">The constructor function and diameter setter will receive valid parameters.</text:p>
      <text:h text:style-name="Heading_20_3" text:outline-level="3">Output</text:h>
      <text:p text:style-name="Standard">The <text:span text:style-name="Code_20_Char">diameter()</text:span> and <text:span text:style-name="Code_20_Char">area()</text:span> getters should <text:span text:style-name="Strong">return</text:span> numbers.</text:p>
      <text:p text:style-name="Standard">Submit the class definition as is, <text:span text:style-name="Strong">without</text:span> wrapping it in any function.</text:p>
      <text:h text:style-name="Heading_20_3" text:outline-level="3">Examples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>Sample Input</text:p>
          </table:table-cell>
          <table:table-cell table:style-name="Таблица3.A1" office:value-type="string">
            <text:p text:style-name="P11">Output</text:p>
          </table:table-cell>
        </table:table-row>
        <table:table-row table:style-name="Таблица3.1">
          <table:table-cell table:style-name="Таблица3.A2" office:value-type="string">
            <text:p text:style-name="P12">let c = new Circle(2);</text:p>
            <text:p text:style-name="P12">console.log(`Radius: ${c.radius}`);</text:p>
            <text:p text:style-name="P12">console<text:span text:style-name="T1">.</text:span>log<text:span text:style-name="T1">(`</text:span>Diameter<text:span text:style-name="T1">: ${</text:span>c<text:span text:style-name="T1">.</text:span>diameter<text:span text:style-name="T1">}`);</text:span></text:p>
            <text:p text:style-name="P12">console<text:span text:style-name="T1">.</text:span>log<text:span text:style-name="T1">(`</text:span>Area<text:span text:style-name="T1">: ${</text:span>c<text:span text:style-name="T1">.</text:span>area<text:span text:style-name="T1">}`);</text:span></text:p>
            <text:p text:style-name="P12">c.diameter = 1.6;</text:p>
            <text:p text:style-name="P12">console.log(`Radius: ${c.radius}`);</text:p>
            <text:p text:style-name="P12">console<text:span text:style-name="T1">.</text:span>log<text:span text:style-name="T1">(`</text:span>Diameter<text:span text:style-name="T1">: ${</text:span>c<text:span text:style-name="T1">.</text:span>diameter<text:span text:style-name="T1">}`);</text:span></text:p>
            <text:p text:style-name="P12">console<text:span text:style-name="T1">.</text:span>log<text:span text:style-name="T1">(`</text:span>Area<text:span text:style-name="T1">: ${</text:span>c<text:span text:style-name="T1">.</text:span>area<text:span text:style-name="T1">}`);</text:span></text:p>
          </table:table-cell>
          <table:table-cell table:style-name="Таблица3.B2" office:value-type="string">
            <text:p text:style-name="P13"/>
            <text:p text:style-name="P12">Radius: 2</text:p>
            <text:p text:style-name="P12">Diameter: 4</text:p>
            <text:p text:style-name="P12">Area: 12.566370614359172</text:p>
            <text:p text:style-name="P12">Radius: 0.8</text:p>
            <text:p text:style-name="P12">Diameter: 1.6</text:p>
            <text:p text:style-name="P12">Area: 2.0106192982974678</text:p>
          </table:table-cell>
        </table:table-row>
      </table:table>
      <text:list xml:id="list130357902691237" text:continue-numbering="true" text:style-name="WWNum11">
        <text:list-item>
          <text:h text:style-name="P7" text:outline-level="1">Point Distance</text:h>
        </text:list-item>
      </text:list>
      <text:p text:style-name="Standard">Write a JS <text:span text:style-name="Strong">class</text:span> that represents a <text:span text:style-name="Strong">Point</text:span>. It has <text:span text:style-name="Strong">x</text:span> and <text:span text:style-name="Strong">y</text:span> coordinates as properties, that are set through the constructor, and a <text:span text:style-name="Strong">static method</text:span> for finding the distance between two points, called <text:span text:style-name="Code_20_Char">distance()</text:span>.</text:p>
      <text:h text:style-name="Heading_20_3" text:outline-level="3">Input</text:h>
      <text:p text:style-name="Standard">The <text:span text:style-name="Code_20_Char">distance()</text:span> method should receive two <text:span text:style-name="Strong">Point</text:span> objects as parameters.</text:p>
      <text:h text:style-name="Heading_20_3" text:outline-level="3">Output</text:h>
      <text:p text:style-name="Standard">The <text:span text:style-name="Code_20_Char">distance()</text:span> method should <text:span text:style-name="Strong">return</text:span> a number, the distance between the two point parameters.</text:p>
      <text:p text:style-name="Standard">Submit the class definition as is, <text:span text:style-name="Strong">without</text:span> wrapping it in any function.</text:p>
      <text:h text:style-name="Heading_20_3" text:outline-level="3">Example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1">Sample Input</text:p>
          </table:table-cell>
          <table:table-cell table:style-name="Таблица4.A1" office:value-type="string">
            <text:p text:style-name="P11">Output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2">let p1 = new Point(5, 5);</text:p>
            <text:p text:style-name="P12">let p2 = new Point(9, 8);</text:p>
            <text:p text:style-name="P12">console.log(Point.distance(p1, p2));</text:p>
          </table:table-cell>
          <table:table-cell table:style-name="Таблица4.B2" office:value-type="string">
            <text:p text:style-name="P12">5</text:p>
          </table:table-cell>
        </table:table-row>
      </table:table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fo:color="#0882de" fo:font-size="8.5pt" style:font-size-asian="8.5pt" style:font-size-complex="8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</style:style>
    <style:style style:name="MP3" style:family="paragraph" style:parent-style-name="Frame_20_contents">
      <style:paragraph-properties fo:margin-top="0.071cm" fo:margin-bottom="0.176cm" loext:contextual-spacing="false" fo:line-height="100%"/>
    </style:style>
    <style:style style:name="MP4" style:family="paragraph" style:parent-style-name="Frame_20_contents">
      <style:paragraph-properties fo:margin-left="1cm" fo:margin-right="0cm" fo:line-height="100%" fo:text-indent="0.501cm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3.875cm" svg:y="0.99cm" svg:width="1.416cm" svg:height="0.459cm" draw:z-index="8"><draw:text-box><text:p text:style-name="MP2"><text:span text:style-name="MT1">Follow us:</text:span></text:p></draw:text-box></draw:frame><draw:frame draw:style-name="Mfr2" text:anchor-type="char" svg:x="3.845cm" svg:y="0.247cm" svg:width="14.513cm" svg:height="1.427cm" draw:z-index="5"><draw:text-box><text:p text:style-name="MP3"><text:span text:style-name="MT1">© SoftUni – </text:span><text:a xlink:type="simple" xlink:href="https://softuni.org" text:style-name="ListLabel_20_76" text:visited-style-name="ListLabel_20_76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499cm" svg:height="0.499cm" draw:z-index="17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3" draw:name="Picture 2" text:anchor-type="as-char" svg:width="0.499cm" svg:height="0.499cm" draw:z-index="20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3" draw:name="Picture 5" text:anchor-type="as-char" svg:width="0.499cm" svg:height="0.499cm" draw:z-index="23"><draw:image xlink:href="Pictures/1000020000000094000000940444C3C9D205423F.png" xlink:type="simple" xlink:show="embed" xlink:actuate="onLoad" loext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499cm" svg:height="0.499cm" draw:z-index="26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3" draw:name="Picture 7" text:anchor-type="as-char" svg:width="0.499cm" svg:height="0.499cm" draw:z-index="29"><draw:image xlink:href="Pictures/100002000000009400000094885D4295E8021B8C.png" xlink:type="simple" xlink:show="embed" xlink:actuate="onLoad" loext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499cm" svg:height="0.499cm" draw:z-index="32"><draw:image xlink:href="Pictures/100002000000009400000094183D941B7D80F4B0.png" xlink:type="simple" xlink:show="embed" xlink:actuate="onLoad" loext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499cm" svg:height="0.499cm" draw:z-index="35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3" draw:name="Picture 22" text:anchor-type="as-char" svg:width="0.499cm" svg:height="0.499cm" draw:z-index="38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3" draw:name="Picture 23" text:anchor-type="as-char" svg:width="0.499cm" svg:height="0.499cm" draw:z-index="41"><draw:image xlink:href="Pictures/1000020000000094000000947840CCE6317D2720.png" xlink:type="simple" xlink:show="embed" xlink:actuate="onLoad" loext:mime-type="image/png"/></draw:frame></draw:a></text:p></draw:text-box></draw:frame><draw:a xlink:type="simple" xlink:href="https://softuni.org"><draw:frame draw:style-name="Mfr5" draw:name="Picture 1" text:anchor-type="char" svg:x="-0.03cm" svg:y="0.392cm" svg:width="3.48cm" svg:height="1.201cm" draw:z-index="14"><draw:image xlink:href="Pictures/10000200000002F4000001063CDF15509538B8F8.png" xlink:type="simple" xlink:show="embed" xlink:actuate="onLoad" loext:mime-type="image/png"/></draw:frame></draw:a><draw:line text:anchor-type="char" draw:z-index="2" draw:name="Straight Connector 19" draw:style-name="Mgr1" draw:text-style-name="MP5" svg:x1="-0.002cm" svg:y1="0.183cm" svg:x2="18.371cm" svg:y2="0.183cm"><text:p/></draw:line><draw:frame draw:style-name="Mfr6" text:anchor-type="char" svg:x="15.686cm" svg:y="0.951cm" svg:width="2.501cm" svg:height="0.561cm" draw:z-index="11"><draw:text-box><text:p text:style-name="MP6"><text:span text:style-name="MT4">Page </text:span><text:span text:style-name="MT4"><text:page-number text:select-page="current">3</text:page-number></text:span><text:span text:style-name="MT4"><text:s/>of </text:span><text:span text:style-name="MT4"><text:page-count>3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-Advanced-Objects-and-Classes-Lab</dc:title>
    <dc:subject>JavaScript Programming Course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Acer</dc:creator>
    <meta:editing-cycles>12</meta:editing-cycles>
    <meta:print-date>2015-10-26T22:35:00</meta:print-date>
    <meta:creation-date>2019-11-12T12:29:00</meta:creation-date>
    <dc:date>2021-01-08T13:49:00</dc:date>
    <meta:editing-duration>PT10H43M</meta:editing-duration>
    <meta:generator>LibreOffice/6.1.3.2$Windows_X86_64 LibreOffice_project/86daf60bf00efa86ad547e59e09d6bb77c699acb</meta:generator>
    <meta:document-statistic meta:table-count="4" meta:image-count="10" meta:object-count="0" meta:page-count="3" meta:paragraph-count="86" meta:word-count="478" meta:character-count="3142" meta:non-whitespace-character-count="2733"/>
    <meta:user-defined meta:name="AppVersion">15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" xlink:href=""/>
  </office:meta>
</office:document-meta>
</file>